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807in"/>
    </style:style>
    <style:style style:name="co2" style:family="table-column">
      <style:table-column-properties fo:break-before="auto" style:column-width="1.8134in"/>
    </style:style>
    <style:style style:name="co3" style:family="table-column">
      <style:table-column-properties fo:break-before="auto" style:column-width="4.3535in"/>
    </style:style>
    <style:style style:name="co4" style:family="table-column">
      <style:table-column-properties fo:break-before="auto" style:column-width="0.4189in"/>
    </style:style>
    <style:style style:name="co5" style:family="table-column">
      <style:table-column-properties fo:break-before="auto" style:column-width="1.0799in"/>
    </style:style>
    <style:style style:name="co6" style:family="table-column">
      <style:table-column-properties fo:break-before="auto" style:column-width="0.5736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9900"/>
    </style:style>
    <style:style style:name="ce3" style:family="table-cell" style:parent-style-name="Default">
      <style:text-properties fo:color="#ff9900" fo:font-style="normal" style:font-style-asian="normal" style:font-style-complex="norm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fgcU</text:p>
          </table:table-cell>
          <table:table-cell table:style-name="ce1" office:value-type="string">
            <text:p>sgcs100g150U</text:p>
          </table:table-cell>
          <table:table-cell table:style-name="ce1" office:value-type="string">
            <text:p>lou05U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CA</text:p>
          </table:table-cell>
          <table:table-cell office:value-type="string">
            <text:p>Curé, Digne</text:p>
          </table:table-cell>
          <table:table-cell office:value-type="string">
            <text:p>Curé in Digne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B</text:p>
          </table:table-cell>
          <table:table-cell office:value-type="string">
            <text:p>Mountain curé</text:p>
          </table:table-cell>
          <table:table-cell office:value-type="string">
            <text:p>Curé in the mountains near Digne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string">
            <text:p>CD</text:p>
          </table:table-cell>
          <table:table-cell office:value-type="string">
            <text:p>Condemned to death</text:p>
          </table:table-cell>
          <table:table-cell office:value-type="string">
            <text:p>Man condemned to death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</text:p>
          </table:table-cell>
          <table:table-cell office:value-type="string">
            <text:p>Countess de Lô</text:p>
          </table:table-cell>
          <table:table-cell office:value-type="string">
            <text:p>Countess de Lô, distant relative of Myriel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V</text:p>
          </table:table-cell>
          <table:table-cell office:value-type="string">
            <text:p>Cravatte</text:p>
          </table:table-cell>
          <table:table-cell office:value-type="string">
            <text:p>Cravatte, mountain bandit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</text:p>
          </table:table-cell>
          <table:table-cell office:value-type="string">
            <text:p>Géborand</text:p>
          </table:table-cell>
          <table:table-cell office:value-type="string">
            <text:p>Géborand, retired merchant of Digne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G</text:p>
          </table:table-cell>
          <table:table-cell office:value-type="string">
            <text:p>Conventionist</text:p>
          </table:table-cell>
          <table:table-cell office:value-type="string">
            <text:p>G--, a Convenionist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D</text:p>
          </table:table-cell>
          <table:table-cell office:value-type="string">
            <text:p>Hospital director</text:p>
          </table:table-cell>
          <table:table-cell office:value-type="string">
            <text:p>Hospital director in Digne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B</text:p>
          </table:table-cell>
          <table:table-cell office:value-type="string">
            <text:p>Mlle Baptistine</text:p>
          </table:table-cell>
          <table:table-cell office:value-type="string">
            <text:p>Mlle Baptistine, sister of Myriel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C</text:p>
          </table:table-cell>
          <table:table-cell office:value-type="string">
            <text:p>Champtercier</text:p>
          </table:table-cell>
          <table:table-cell office:value-type="string">
            <text:p>Marquis de Champtercier, ultra-royalist in Digne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</text:p>
          </table:table-cell>
          <table:table-cell office:value-type="string">
            <text:p>Mme Magloire</text:p>
          </table:table-cell>
          <table:table-cell office:value-type="string">
            <text:p>Mme Magloire, housekeeper to Myriel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H</text:p>
          </table:table-cell>
          <table:table-cell office:value-type="string">
            <text:p>Chastelar mayor</text:p>
          </table:table-cell>
          <table:table-cell office:value-type="string">
            <text:p>Mayor of Chastelar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S</text:p>
          </table:table-cell>
          <table:table-cell office:value-type="string">
            <text:p>Mayor of Senez</text:p>
          </table:table-cell>
          <table:table-cell office:value-type="string">
            <text:p>Mayor of Senez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Y</text:p>
          </table:table-cell>
          <table:table-cell office:value-type="string">
            <text:p>Bishop Myriel</text:p>
          </table:table-cell>
          <table:table-cell office:value-type="string">
            <text:p>M. Myriel, Bishop of Digne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string">
            <text:p>NP</text:p>
          </table:table-cell>
          <table:table-cell office:value-type="string">
            <text:p>Napoleon</text:p>
          </table:table-cell>
          <table:table-cell office:value-type="string">
            <text:p>Napoleon, Emperor of France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B</text:p>
          </table:table-cell>
          <table:table-cell office:value-type="string">
            <text:p>Shepherd boy</text:p>
          </table:table-cell>
          <table:table-cell office:value-type="string">
            <text:p>Shepherd boy, serves G-- the conventionist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N</text:p>
          </table:table-cell>
          <table:table-cell office:value-type="string">
            <text:p>Senator</text:p>
          </table:table-cell>
          <table:table-cell office:value-type="string">
            <text:p>Senator, Count ***, in Digne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string">
            <text:p>TR</text:p>
          </table:table-cell>
          <table:table-cell office:value-type="string">
            <text:p>Three gendarmes</text:p>
          </table:table-cell>
          <table:table-cell office:value-type="string">
            <text:p>Three gendarmes, arrested Valjean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B</text:p>
          </table:table-cell>
          <table:table-cell office:value-type="string">
            <text:p>Mme Boischevron</text:p>
          </table:table-cell>
          <table:table-cell office:value-type="string">
            <text:p>Mme Boischevron, friend and correspondent of Mlle Baptistine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string">
            <text:p>AA</text:p>
          </table:table-cell>
          <table:table-cell office:value-type="string">
            <text:p>Arras lawyer</text:p>
          </table:table-cell>
          <table:table-cell office:value-type="string">
            <text:p>Lawyer in Arras's court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BC</text:p>
          </table:table-cell>
          <table:table-cell office:value-type="string">
            <text:p>Booking clerk</text:p>
          </table:table-cell>
          <table:table-cell office:value-type="string">
            <text:p>Booking clerk in Arras's court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BH</text:p>
          </table:table-cell>
          <table:table-cell office:value-type="string">
            <text:p>Stable boy</text:p>
          </table:table-cell>
          <table:table-cell office:value-type="string">
            <text:p>Stable boy in Hesdin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BI</text:p>
          </table:table-cell>
          <table:table-cell office:value-type="string">
            <text:p>Bailiff</text:p>
          </table:table-cell>
          <table:table-cell office:value-type="string">
            <text:p>Bailiff in Arras's court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BS</text:p>
          </table:table-cell>
          <table:table-cell office:value-type="string">
            <text:p>Boatswain</text:p>
          </table:table-cell>
          <table:table-cell office:value-type="string">
            <text:p>Boatswain on the Orion saved by Valjean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BW</text:p>
          </table:table-cell>
          <table:table-cell office:value-type="string">
            <text:p>Wheelright</text:p>
          </table:table-cell>
          <table:table-cell office:value-type="string">
            <text:p>Master Bourgaillard, wheelright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CE</text:p>
          </table:table-cell>
          <table:table-cell office:value-type="string">
            <text:p>Arras coachman</text:p>
          </table:table-cell>
          <table:table-cell office:value-type="string">
            <text:p>Coachman of the mail to Arras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CF</text:p>
          </table:table-cell>
          <table:table-cell office:value-type="string">
            <text:p>Montfermeuil coachman</text:p>
          </table:table-cell>
          <table:table-cell office:value-type="string">
            <text:p>Montfermeuil coachman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CY</text:p>
          </table:table-cell>
          <table:table-cell office:value-type="string">
            <text:p>Concierge, l'Homme Armé</text:p>
          </table:table-cell>
          <table:table-cell office:value-type="string">
            <text:p>Concierge at rue de l'Homme Armé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CZ</text:p>
          </table:table-cell>
          <table:table-cell office:value-type="string">
            <text:p>Concierge's husband</text:p>
          </table:table-cell>
          <table:table-cell office:value-type="string">
            <text:p>Husband of Concierge at rue de l'Homme Armé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DH</text:p>
          </table:table-cell>
          <table:table-cell office:value-type="string">
            <text:p>Duc d'Havré</text:p>
          </table:table-cell>
          <table:table-cell office:value-type="string">
            <text:p>Duc d'Havré, accompanies Louis-Philippe</text:p>
          </table:table-cell>
          <table:table-cell office:value-type="float" office:value="2">
            <text:p>2</text:p>
          </table:table-cell>
          <table:table-cell table:style-name="ce2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DJ</text:p>
          </table:table-cell>
          <table:table-cell office:value-type="string">
            <text:p>Doctor, Valjean</text:p>
          </table:table-cell>
          <table:table-cell office:value-type="string">
            <text:p>Doctor to Valjean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DM</text:p>
          </table:table-cell>
          <table:table-cell office:value-type="string">
            <text:p>Dowager M-s-M</text:p>
          </table:table-cell>
          <table:table-cell office:value-type="string">
            <text:p>Dowager in M-sur-M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DO</text:p>
          </table:table-cell>
          <table:table-cell office:value-type="string">
            <text:p>Foreman, Grasse</text:p>
          </table:table-cell>
          <table:table-cell office:value-type="string">
            <text:p>Distillery foreman in Grasse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FM</text:p>
          </table:table-cell>
          <table:table-cell office:value-type="string">
            <text:p>Fisherman, Digne</text:p>
          </table:table-cell>
          <table:table-cell office:value-type="string">
            <text:p>Fisherman in Digne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GD</text:p>
          </table:table-cell>
          <table:table-cell office:value-type="string">
            <text:p>Gendarme, Digne</text:p>
          </table:table-cell>
          <table:table-cell office:value-type="string">
            <text:p>Gendarme in Digne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IK</text:p>
          </table:table-cell>
          <table:table-cell office:value-type="string">
            <text:p>Innkeeper's wife</text:p>
          </table:table-cell>
          <table:table-cell office:value-type="string">
            <text:p>Innkeeper's wife at Saint Pol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IS</text:p>
          </table:table-cell>
          <table:table-cell office:value-type="string">
            <text:p>Isabeau</text:p>
          </table:table-cell>
          <table:table-cell office:value-type="string">
            <text:p>Isabeau, baker in Faverolles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JD</text:p>
          </table:table-cell>
          <table:table-cell office:value-type="string">
            <text:p>Jailer, Digne</text:p>
          </table:table-cell>
          <table:table-cell office:value-type="string">
            <text:p>Jailer in the prison of Digne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JL</text:p>
          </table:table-cell>
          <table:table-cell office:value-type="string">
            <text:p>Labarre</text:p>
          </table:table-cell>
          <table:table-cell office:value-type="string">
            <text:p>Labarre, innkeeper in Digne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JV</text:p>
          </table:table-cell>
          <table:table-cell table:number-columns-repeated="2" office:value-type="string">
            <text:p>Jean Valjean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KA</text:p>
          </table:table-cell>
          <table:table-cell office:value-type="string">
            <text:p>Toll keeper</text:p>
          </table:table-cell>
          <table:table-cell office:value-type="string">
            <text:p>Toll keeper at Austerlitz bridge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KB</text:p>
          </table:table-cell>
          <table:table-cell office:value-type="string">
            <text:p>Kitchen boy</text:p>
          </table:table-cell>
          <table:table-cell office:value-type="string">
            <text:p>Kitchen boy at Labarre's inn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KT</text:p>
          </table:table-cell>
          <table:table-cell office:value-type="string">
            <text:p>Tavern keeper</text:p>
          </table:table-cell>
          <table:table-cell office:value-type="string">
            <text:p>Tavern keeper in Digne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LL</text:p>
          </table:table-cell>
          <table:table-cell office:value-type="string">
            <text:p>Landlady, Gorbeau</text:p>
          </table:table-cell>
          <table:table-cell office:value-type="string">
            <text:p>Landlady at Gorbeau House (during JVJ's stay)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LP</text:p>
          </table:table-cell>
          <table:table-cell office:value-type="string">
            <text:p>Louis-Philippe</text:p>
          </table:table-cell>
          <table:table-cell office:value-type="string">
            <text:p>Louis-Philippe d'Orléans, King of France</text:p>
          </table:table-cell>
          <table:table-cell office:value-type="float" office:value="2">
            <text:p>2</text:p>
          </table:table-cell>
          <table:table-cell table:style-name="ce2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LR</text:p>
          </table:table-cell>
          <table:table-cell office:value-type="string">
            <text:p>Arras hotel keeper</text:p>
          </table:table-cell>
          <table:table-cell office:value-type="string">
            <text:p>Landlady at an Arras hotel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MD</text:p>
          </table:table-cell>
          <table:table-cell office:value-type="string">
            <text:p>Marie-Claude</text:p>
          </table:table-cell>
          <table:table-cell office:value-type="string">
            <text:p>Marie-Claude, neighbor of the Valjeans in Faverolles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MR</text:p>
          </table:table-cell>
          <table:table-cell office:value-type="string">
            <text:p>Marquise de R</text:p>
          </table:table-cell>
          <table:table-cell office:value-type="string">
            <text:p>Marquise de R-, inhabitant of Digne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PD</text:p>
          </table:table-cell>
          <table:table-cell office:value-type="string">
            <text:p>Digne peasant</text:p>
          </table:table-cell>
          <table:table-cell office:value-type="string">
            <text:p>Peasant in Digne, whom Valjean asks for food</text:p>
          </table:table-cell>
          <table:table-cell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E</text:p>
          </table:table-cell>
          <table:table-cell table:number-columns-repeated="2" office:value-type="string">
            <text:p>Peasant's wife</text:p>
          </table:table-cell>
          <table:table-cell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G</text:p>
          </table:table-cell>
          <table:table-cell office:value-type="string">
            <text:p>Petit Gervais</text:p>
          </table:table-cell>
          <table:table-cell office:value-type="string">
            <text:p>Petit Gervais, a chimney sweep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PH</text:p>
          </table:table-cell>
          <table:table-cell office:value-type="string">
            <text:p>Priest, Digne</text:p>
          </table:table-cell>
          <table:table-cell office:value-type="string">
            <text:p>A priest on the road from Digne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R</text:p>
          </table:table-cell>
          <table:table-cell table:number-columns-repeated="2" office:value-type="string">
            <text:p>Prison guard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T</text:p>
          </table:table-cell>
          <table:table-cell office:value-type="string">
            <text:p>Postillion</text:p>
          </table:table-cell>
          <table:table-cell office:value-type="string">
            <text:p>Postillion, accompanying Valjean to Arras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RA</text:p>
          </table:table-cell>
          <table:table-cell office:value-type="string">
            <text:p>Arras resident</text:p>
          </table:table-cell>
          <table:table-cell office:value-type="string">
            <text:p>Resident of Arras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RM</text:p>
          </table:table-cell>
          <table:table-cell table:number-columns-repeated="2" office:value-type="string">
            <text:p>Road mender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SC</text:p>
          </table:table-cell>
          <table:table-cell office:value-type="string">
            <text:p>M. Scaufflaire</text:p>
          </table:table-cell>
          <table:table-cell office:value-type="string">
            <text:p>M. Scaufflaire, keeper of horses and coaches in M-sur-M</text:p>
          </table:table-cell>
          <table:table-cell office:value-type="float" office:value="2">
            <text:p>2</text:p>
          </table:table-cell>
          <table:table-cell table:style-name="ce2" office:value-type="float" office:value="18">
            <text:p>18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SD</text:p>
          </table:table-cell>
          <table:table-cell office:value-type="string">
            <text:p>Scaufflaire's wife</text:p>
          </table:table-cell>
          <table:table-cell office:value-type="string">
            <text:p>M. Scaufflaire's wife</text:p>
          </table:table-cell>
          <table:table-cell office:value-type="float" office:value="2">
            <text:p>2</text:p>
          </table:table-cell>
          <table:table-cell table:style-name="ce2" office:value-type="float" office:value="18">
            <text:p>18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SE</text:p>
          </table:table-cell>
          <table:table-cell office:value-type="string">
            <text:p>Saint Pol Servant girl</text:p>
          </table:table-cell>
          <table:table-cell office:value-type="string">
            <text:p>Servant girl in Saint Pol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SO</text:p>
          </table:table-cell>
          <table:table-cell office:value-type="string">
            <text:p>Soldiers</text:p>
          </table:table-cell>
          <table:table-cell office:value-type="string">
            <text:p>Soldiers pursuing Valjean, led by Javert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TE</text:p>
          </table:table-cell>
          <table:table-cell table:number-columns-repeated="2" office:value-type="string">
            <text:p>German teamster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TS</text:p>
          </table:table-cell>
          <table:table-cell office:value-type="string">
            <text:p>Toussaint</text:p>
          </table:table-cell>
          <table:table-cell office:value-type="string">
            <text:p>Toussaint, servant of Valjean at Rue Plumet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WH</text:p>
          </table:table-cell>
          <table:table-cell office:value-type="string">
            <text:p>Old woman</text:p>
          </table:table-cell>
          <table:table-cell office:value-type="string">
            <text:p>Old woman in Hesdin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WI</text:p>
          </table:table-cell>
          <table:table-cell table:number-columns-repeated="2" office:value-type="string">
            <text:p>Old woman's son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JM</text:p>
          </table:table-cell>
          <table:table-cell office:value-type="string">
            <text:p>Valjean's sister</text:p>
          </table:table-cell>
          <table:table-cell office:value-type="string">
            <text:p>Jeanne, sister of Valjean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2">
          <table:table-cell office:value-type="string">
            <text:p>JN</text:p>
          </table:table-cell>
          <table:table-cell office:value-type="string">
            <text:p>Sister's son</text:p>
          </table:table-cell>
          <table:table-cell office:value-type="string">
            <text:p>Youngest son of Valjean's sister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2">
          <table:table-cell office:value-type="string">
            <text:p>KD</text:p>
          </table:table-cell>
          <table:table-cell office:value-type="string">
            <text:p>Door keeper</text:p>
          </table:table-cell>
          <table:table-cell office:value-type="string">
            <text:p>Door keeper at a Paris bindery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string">
            <text:p>AZ</text:p>
          </table:table-cell>
          <table:table-cell office:value-type="string">
            <text:p>Azelma</text:p>
          </table:table-cell>
          <table:table-cell office:value-type="string">
            <text:p>Azelma, daughter of the Thénardiers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string">
            <text:p>BB</text:p>
          </table:table-cell>
          <table:table-cell office:value-type="string">
            <text:p>Babet</text:p>
          </table:table-cell>
          <table:table-cell office:value-type="string">
            <text:p>Babet, member, Patron-Minett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string">
            <text:p>BJ</text:p>
          </table:table-cell>
          <table:table-cell office:value-type="string">
            <text:p>Brujon</text:p>
          </table:table-cell>
          <table:table-cell office:value-type="string">
            <text:p>Brujon, criminal, associate of Patron-Minett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string">
            <text:p>BZ</text:p>
          </table:table-cell>
          <table:table-cell office:value-type="string">
            <text:p>Boulatruelle</text:p>
          </table:table-cell>
          <table:table-cell office:value-type="string">
            <text:p>Boulatruelle, former convict and road mender in Montfermeil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string">
            <text:p>DU</text:p>
          </table:table-cell>
          <table:table-cell office:value-type="string">
            <text:p>Deuxmilliards</text:p>
          </table:table-cell>
          <table:table-cell office:value-type="string">
            <text:p>Deux-millards, aka Demi-liard, a criminal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string">
            <text:p>EP</text:p>
          </table:table-cell>
          <table:table-cell office:value-type="string">
            <text:p>Eponine</text:p>
          </table:table-cell>
          <table:table-cell office:value-type="string">
            <text:p>Eponine, daughter of the Thénardiers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string">
            <text:p>GF</text:p>
          </table:table-cell>
          <table:table-cell office:value-type="string">
            <text:p>Guard, La Force</text:p>
          </table:table-cell>
          <table:table-cell office:value-type="string">
            <text:p>Guard, La Force pris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string">
            <text:p>GU</text:p>
          </table:table-cell>
          <table:table-cell office:value-type="string">
            <text:p>Gueulemer</text:p>
          </table:table-cell>
          <table:table-cell office:value-type="string">
            <text:p>Gueulemer, member of Patron-Minett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string">
            <text:p>JA</text:p>
          </table:table-cell>
          <table:table-cell office:value-type="string">
            <text:p>Javert</text:p>
          </table:table-cell>
          <table:table-cell office:value-type="string">
            <text:p>Javert, police officer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string">
            <text:p>MO</text:p>
          </table:table-cell>
          <table:table-cell office:value-type="string">
            <text:p>Montparnasse</text:p>
          </table:table-cell>
          <table:table-cell office:value-type="string">
            <text:p>Montparnasse, member of Patron-Minett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string">
            <text:p>PC</text:p>
          </table:table-cell>
          <table:table-cell office:value-type="string">
            <text:p>Porter, barricade</text:p>
          </table:table-cell>
          <table:table-cell office:value-type="string">
            <text:p>Porter shot at the barricade by Le Cabuc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string">
            <text:p>PN</text:p>
          </table:table-cell>
          <table:table-cell office:value-type="string">
            <text:p>Panchaud</text:p>
          </table:table-cell>
          <table:table-cell office:value-type="string">
            <text:p>Panchaud, a criminal aka as Printanier, Bigrenaill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string">
            <text:p>QU</text:p>
          </table:table-cell>
          <table:table-cell office:value-type="string">
            <text:p>Claquesous</text:p>
          </table:table-cell>
          <table:table-cell office:value-type="string">
            <text:p>Claquesous, member of Patron-Minette,aka Le Cabuc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string">
            <text:p>SG</text:p>
          </table:table-cell>
          <table:table-cell office:value-type="string">
            <text:p>Police sergeant M-s-M</text:p>
          </table:table-cell>
          <table:table-cell office:value-type="string">
            <text:p>Police sergeant in M-sur-M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string">
            <text:p>TH</text:p>
          </table:table-cell>
          <table:table-cell office:value-type="string">
            <text:p>Thénardier</text:p>
          </table:table-cell>
          <table:table-cell office:value-type="string">
            <text:p>Thénardier, innkeeper in Montfermeil, aka Jondrette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string">
            <text:p>TM</text:p>
          </table:table-cell>
          <table:table-cell office:value-type="string">
            <text:p>Mme Thénardier</text:p>
          </table:table-cell>
          <table:table-cell office:value-type="string">
            <text:p>Madame Thénardier, wife of Thénardier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string">
            <text:p>VI</text:p>
          </table:table-cell>
          <table:table-cell office:value-type="string">
            <text:p>Mme Victurnien</text:p>
          </table:table-cell>
          <table:table-cell office:value-type="string">
            <text:p>Mme Victurnien, snoop in M-sur-M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string">
            <text:p>BM</text:p>
          </table:table-cell>
          <table:table-cell office:value-type="string">
            <text:p>Bamatabois</text:p>
          </table:table-cell>
          <table:table-cell office:value-type="string">
            <text:p>M. Bamatabois, idler of M-sur-M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2">
          <table:table-cell office:value-type="string">
            <text:p>BR</text:p>
          </table:table-cell>
          <table:table-cell office:value-type="string">
            <text:p>Brevet</text:p>
          </table:table-cell>
          <table:table-cell office:value-type="string">
            <text:p>Brevet, convict in the galleys with Valjea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string">
            <text:p>CC</text:p>
          </table:table-cell>
          <table:table-cell office:value-type="string">
            <text:p>Cochepaille</text:p>
          </table:table-cell>
          <table:table-cell office:value-type="string">
            <text:p>Cochepaille, convict in the galleys with Valjea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string">
            <text:p>CH</text:p>
          </table:table-cell>
          <table:table-cell office:value-type="string">
            <text:p>Champmathieu</text:p>
          </table:table-cell>
          <table:table-cell office:value-type="string">
            <text:p>Champmathieu, accused thief mistaken for Valjea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string">
            <text:p>CK</text:p>
          </table:table-cell>
          <table:table-cell office:value-type="string">
            <text:p>Defense counsel</text:p>
          </table:table-cell>
          <table:table-cell office:value-type="string">
            <text:p>Counsel for the defense in Champmathieu's tria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string">
            <text:p>CN</text:p>
          </table:table-cell>
          <table:table-cell office:value-type="string">
            <text:p>Chenildieu</text:p>
          </table:table-cell>
          <table:table-cell office:value-type="string">
            <text:p>Chenildieu, convict in the galleys with Valjea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2">
          <table:table-cell office:value-type="string">
            <text:p>JU</text:p>
          </table:table-cell>
          <table:table-cell office:value-type="string">
            <text:p>Judge</text:p>
          </table:table-cell>
          <table:table-cell office:value-type="string">
            <text:p>Judge at the Arras court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string">
            <text:p>PA</text:p>
          </table:table-cell>
          <table:table-cell office:value-type="string">
            <text:p>Prosecuting attorney</text:p>
          </table:table-cell>
          <table:table-cell office:value-type="string">
            <text:p>Prosecuting attorney in Champmathieu tria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string">
            <text:p>AM</text:p>
          </table:table-cell>
          <table:table-cell office:value-type="string">
            <text:p>Abbé Mabeuf</text:p>
          </table:table-cell>
          <table:table-cell office:value-type="string">
            <text:p>Abbé Mabeuf, curé in Vernon, brother of M. Mabeuf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1">
          <table:table-cell office:value-type="string">
            <text:p>BT</text:p>
          </table:table-cell>
          <table:table-cell office:value-type="string">
            <text:p>Baroness de T</text:p>
          </table:table-cell>
          <table:table-cell office:value-type="string">
            <text:p>Baroness de T-, friend of M. Gillenormand</text:p>
          </table:table-cell>
          <table:table-cell office:value-type="float" office:value="3">
            <text:p>3</text:p>
          </table:table-cell>
          <table:table-cell table:style-name="ce2" office:value-type="float" office:value="13">
            <text:p>13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1">
          <table:table-cell office:value-type="string">
            <text:p>CG</text:p>
          </table:table-cell>
          <table:table-cell office:value-type="string">
            <text:p>Parisian coachman</text:p>
          </table:table-cell>
          <table:table-cell office:value-type="string">
            <text:p>Coachman by Gorbeau tenement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1">
          <table:table-cell office:value-type="string">
            <text:p>CJ</text:p>
          </table:table-cell>
          <table:table-cell office:value-type="string">
            <text:p>Javert's coachman</text:p>
          </table:table-cell>
          <table:table-cell office:value-type="string">
            <text:p>Coachman assisting Javert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2">
          <table:table-cell office:value-type="string">
            <text:p>DV</text:p>
          </table:table-cell>
          <table:table-cell office:value-type="string">
            <text:p>Doctor, Vernon</text:p>
          </table:table-cell>
          <table:table-cell office:value-type="string">
            <text:p>Doctor in Vernon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1">
          <table:table-cell office:value-type="string">
            <text:p>GP</text:p>
          </table:table-cell>
          <table:table-cell office:value-type="string">
            <text:p>Colonel Pontmercy</text:p>
          </table:table-cell>
          <table:table-cell office:value-type="string">
            <text:p>Colonel George Pontmercy, Marius's father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1">
          <table:table-cell office:value-type="string">
            <text:p>LA</text:p>
          </table:table-cell>
          <table:table-cell office:value-type="string">
            <text:p>Count Lamothe</text:p>
          </table:table-cell>
          <table:table-cell office:value-type="string">
            <text:p>Count Lamothe, member of Baroness de T-'s salon</text:p>
          </table:table-cell>
          <table:table-cell office:value-type="float" office:value="3">
            <text:p>3</text:p>
          </table:table-cell>
          <table:table-cell table:style-name="ce2" office:value-type="float" office:value="13">
            <text:p>13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2">
          <table:table-cell office:value-type="string">
            <text:p>MA</text:p>
          </table:table-cell>
          <table:table-cell table:number-columns-repeated="2" office:value-type="string">
            <text:p>Marius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1">
          <table:table-cell office:value-type="string">
            <text:p>MP</text:p>
          </table:table-cell>
          <table:table-cell office:value-type="string">
            <text:p>Mme Pontmercy</text:p>
          </table:table-cell>
          <table:table-cell office:value-type="string">
            <text:p>Mme Pontmercy, younger daughter of Gillenormand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1">
          <table:table-cell office:value-type="string">
            <text:p>PS</text:p>
          </table:table-cell>
          <table:table-cell office:value-type="string">
            <text:p>Porter, r. de l'Ouest</text:p>
          </table:table-cell>
          <table:table-cell office:value-type="string">
            <text:p>Porter, rue de l'Ouest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1">
          <table:table-cell office:value-type="string">
            <text:p>SR</text:p>
          </table:table-cell>
          <table:table-cell office:value-type="string">
            <text:p>Marius's servant</text:p>
          </table:table-cell>
          <table:table-cell office:value-type="string">
            <text:p>Servant to Marius at Garbeau tenement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1">
          <table:table-cell office:value-type="string">
            <text:p>SW</text:p>
          </table:table-cell>
          <table:table-cell office:value-type="string">
            <text:p>Sewermen</text:p>
          </table:table-cell>
          <table:table-cell office:value-type="string">
            <text:p>Sewermen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1">
          <table:table-cell office:value-type="string">
            <text:p>WP</text:p>
          </table:table-cell>
          <table:table-cell office:value-type="string">
            <text:p>Pontmercy's servant</text:p>
          </table:table-cell>
          <table:table-cell office:value-type="string">
            <text:p>Woman servant to Colonel Pontmercy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1">
          <table:table-cell office:value-type="string">
            <text:p>BA</text:p>
          </table:table-cell>
          <table:table-cell office:value-type="string">
            <text:p>Bahorel</text:p>
          </table:table-cell>
          <table:table-cell office:value-type="string">
            <text:p>Bahorel, member, Friends of the ABC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BO</text:p>
          </table:table-cell>
          <table:table-cell office:value-type="string">
            <text:p>Bossuet</text:p>
          </table:table-cell>
          <table:table-cell office:value-type="string">
            <text:p>Bossuet (Lesgle), member, Friends of the ABC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CM</text:p>
          </table:table-cell>
          <table:table-cell office:value-type="string">
            <text:p>Combeferre</text:p>
          </table:table-cell>
          <table:table-cell office:value-type="string">
            <text:p>Combeferre, member, Friends of the ABC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CP</text:p>
          </table:table-cell>
          <table:table-cell office:value-type="string">
            <text:p>Card player</text:p>
          </table:table-cell>
          <table:table-cell office:value-type="string">
            <text:p>Man playing cards with Grantaire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CR</text:p>
          </table:table-cell>
          <table:table-cell office:value-type="string">
            <text:p>Courfeyrac</text:p>
          </table:table-cell>
          <table:table-cell office:value-type="string">
            <text:p>Courfeyrac, member, Friends of the ABC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CW</text:p>
          </table:table-cell>
          <table:table-cell office:value-type="string">
            <text:p>Concierge, Verrerie</text:p>
          </table:table-cell>
          <table:table-cell office:value-type="string">
            <text:p>Concierge, rue de la Verrerie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EN</text:p>
          </table:table-cell>
          <table:table-cell office:value-type="string">
            <text:p>Enjolras</text:p>
          </table:table-cell>
          <table:table-cell office:value-type="string">
            <text:p>Enjolras, chief of Friends of the ABC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FE</text:p>
          </table:table-cell>
          <table:table-cell office:value-type="string">
            <text:p>Feuilly</text:p>
          </table:table-cell>
          <table:table-cell office:value-type="string">
            <text:p>Feuilly, member, Friends of the ABC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GB</text:p>
          </table:table-cell>
          <table:table-cell office:value-type="string">
            <text:p>Gibolette</text:p>
          </table:table-cell>
          <table:table-cell office:value-type="string">
            <text:p>Gibolette, servant in Corinth Inn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GN</text:p>
          </table:table-cell>
          <table:table-cell office:value-type="string">
            <text:p>Gardener</text:p>
          </table:table-cell>
          <table:table-cell office:value-type="string">
            <text:p>Gardener, encountered by Mabeuf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GT</text:p>
          </table:table-cell>
          <table:table-cell office:value-type="string">
            <text:p>Grantaire</text:p>
          </table:table-cell>
          <table:table-cell office:value-type="string">
            <text:p>Grantaire, Friends of the ABC skeptic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string">
            <text:p>GV</text:p>
          </table:table-cell>
          <table:table-cell table:number-columns-repeated="2" office:value-type="string">
            <text:p>Government troops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HL</text:p>
          </table:table-cell>
          <table:table-cell office:value-type="string">
            <text:p>Mme Hucheloup</text:p>
          </table:table-cell>
          <table:table-cell office:value-type="string">
            <text:p>Mme Hucheloup, keeper of Corinth Inn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string">
            <text:p>IW</text:p>
          </table:table-cell>
          <table:table-cell table:number-columns-repeated="2" office:value-type="string">
            <text:p>Insurgent workers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JO</text:p>
          </table:table-cell>
          <table:table-cell office:value-type="string">
            <text:p>Joly</text:p>
          </table:table-cell>
          <table:table-cell office:value-type="string">
            <text:p>Joly, member Friends of the ABC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JP</text:p>
          </table:table-cell>
          <table:table-cell office:value-type="string">
            <text:p>Prouvaire</text:p>
          </table:table-cell>
          <table:table-cell office:value-type="string">
            <text:p>Prouvaire, member Friends of the ABC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ML</text:p>
          </table:table-cell>
          <table:table-cell office:value-type="string">
            <text:p>Matelotte</text:p>
          </table:table-cell>
          <table:table-cell office:value-type="string">
            <text:p>Matelotte, a servant at the Corinth Inn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MM</text:p>
          </table:table-cell>
          <table:table-cell office:value-type="string">
            <text:p>M. Mabeuf</text:p>
          </table:table-cell>
          <table:table-cell office:value-type="string">
            <text:p>M. Mabeuf, warden of St. Sulpice, bibliophile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NA</text:p>
          </table:table-cell>
          <table:table-cell office:value-type="string">
            <text:p>Navet</text:p>
          </table:table-cell>
          <table:table-cell office:value-type="string">
            <text:p>Navet, friend of Gavroche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Mother Plutarch</text:p>
          </table:table-cell>
          <table:table-cell office:value-type="string">
            <text:p>Mother Plutarch, housekeeper of M. Mabeuf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string">
            <text:p>WA</text:p>
          </table:table-cell>
          <table:table-cell office:value-type="string">
            <text:p>Anonymous worker</text:p>
          </table:table-cell>
          <table:table-cell office:value-type="string">
            <text:p>Anonymous worker at barricade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BK</text:p>
          </table:table-cell>
          <table:table-cell office:value-type="string">
            <text:p>Paris baker</text:p>
          </table:table-cell>
          <table:table-cell office:value-type="string">
            <text:p>Baker, visited by Gavroche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table:number-columns-repeated="1018"/>
        </table:table-row>
        <table:table-row table:style-name="ro1">
          <table:table-cell office:value-type="string">
            <text:p>BU</text:p>
          </table:table-cell>
          <table:table-cell office:value-type="string">
            <text:p>Mme Burgon</text:p>
          </table:table-cell>
          <table:table-cell office:value-type="string">
            <text:p>Mme Burgon (aka Bougon), new concierge at the Gorbeau tenement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1018"/>
        </table:table-row>
        <table:table-row table:style-name="ro2">
          <table:table-cell office:value-type="string">
            <text:p>DN</text:p>
          </table:table-cell>
          <table:table-cell office:value-type="string">
            <text:p>Dandy</text:p>
          </table:table-cell>
          <table:table-cell office:value-type="string">
            <text:p>Dandy near the barricade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table:number-columns-repeated="1018"/>
        </table:table-row>
        <table:table-row table:style-name="ro1">
          <table:table-cell office:value-type="string">
            <text:p>DR</text:p>
          </table:table-cell>
          <table:table-cell office:value-type="string">
            <text:p>Drunk coachman</text:p>
          </table:table-cell>
          <table:table-cell office:value-type="string">
            <text:p>Drunk Auvergnat coachman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table:number-columns-repeated="1018"/>
        </table:table-row>
        <table:table-row table:style-name="ro1">
          <table:table-cell office:value-type="string">
            <text:p>GA</text:p>
          </table:table-cell>
          <table:table-cell office:value-type="string">
            <text:p>Gavroche</text:p>
          </table:table-cell>
          <table:table-cell office:value-type="string">
            <text:p>Gavroche, son of the Thénardiers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table:number-columns-repeated="1018"/>
        </table:table-row>
        <table:table-row table:style-name="ro1">
          <table:table-cell office:value-type="string">
            <text:p>GL</text:p>
          </table:table-cell>
          <table:table-cell office:value-type="string">
            <text:p>Poor girl</text:p>
          </table:table-cell>
          <table:table-cell office:value-type="string">
            <text:p>Poor girl, helped by Gavroche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table:number-columns-repeated="1018"/>
        </table:table-row>
        <table:table-row table:style-name="ro1">
          <table:table-cell office:value-type="string">
            <text:p>GS</text:p>
          </table:table-cell>
          <table:table-cell office:value-type="string">
            <text:p>Secondhand dealer</text:p>
          </table:table-cell>
          <table:table-cell office:value-type="string">
            <text:p>Secondhand dealer from whom Gavroche 'borrows' a pistol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table:number-columns-repeated="1018"/>
        </table:table-row>
        <table:table-row table:style-name="ro2">
          <table:table-cell office:value-type="string">
            <text:p>RP</text:p>
          </table:table-cell>
          <table:table-cell table:number-columns-repeated="2" office:value-type="string">
            <text:p>Ragpicker</text:p>
          </table:table-cell>
          <table:table-cell office:value-type="float" office:value="1">
            <text:p>1</text:p>
          </table:table-cell>
          <table:table-cell table:style-name="ce2"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1018"/>
        </table:table-row>
        <table:table-row table:style-name="ro1">
          <table:table-cell office:value-type="string">
            <text:p>SI</text:p>
          </table:table-cell>
          <table:table-cell office:value-type="string">
            <text:p>Sergeant, Imprimérie</text:p>
          </table:table-cell>
          <table:table-cell office:value-type="string">
            <text:p>Sergeant at the Imprimérie Royale post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table:number-columns-repeated="1018"/>
        </table:table-row>
        <table:table-row table:style-name="ro1">
          <table:table-cell office:value-type="string">
            <text:p>TC</text:p>
          </table:table-cell>
          <table:table-cell office:value-type="string">
            <text:p>Three concierges</text:p>
          </table:table-cell>
          <table:table-cell office:value-type="string">
            <text:p>Three concierges, met by Gvaroche</text:p>
          </table:table-cell>
          <table:table-cell office:value-type="float" office:value="1">
            <text:p>1</text:p>
          </table:table-cell>
          <table:table-cell table:style-name="ce2"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1018"/>
        </table:table-row>
        <table:table-row table:style-name="ro1">
          <table:table-cell office:value-type="string">
            <text:p>BF</text:p>
          </table:table-cell>
          <table:table-cell office:value-type="string">
            <text:p>Babet's girlfriend</text:p>
          </table:table-cell>
          <table:table-cell office:value-type="string">
            <text:p>Babet's girlfriend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1">
          <table:table-cell office:value-type="string">
            <text:p>BG</text:p>
          </table:table-cell>
          <table:table-cell office:value-type="string">
            <text:p>Paris barber</text:p>
          </table:table-cell>
          <table:table-cell office:value-type="string">
            <text:p>Barber encountered by Gavroche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1">
          <table:table-cell office:value-type="string">
            <text:p>BX</text:p>
          </table:table-cell>
          <table:table-cell office:value-type="string">
            <text:p>Bourgeois man</text:p>
          </table:table-cell>
          <table:table-cell office:value-type="string">
            <text:p>Bourgeois man in Luxemburg gardens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2">
          <table:table-cell office:value-type="string">
            <text:p>BY</text:p>
          </table:table-cell>
          <table:table-cell office:value-type="string">
            <text:p>Bourgeois son</text:p>
          </table:table-cell>
          <table:table-cell office:value-type="string">
            <text:p>Bourgeois man's son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1">
          <table:table-cell office:value-type="string">
            <text:p>MN</text:p>
          </table:table-cell>
          <table:table-cell office:value-type="string">
            <text:p>Magnon</text:p>
          </table:table-cell>
          <table:table-cell office:value-type="string">
            <text:p>Magnon, servant of Gillenormand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2">
          <table:table-cell office:value-type="string">
            <text:p>OS</text:p>
          </table:table-cell>
          <table:table-cell office:value-type="string">
            <text:p>Old soldier</text:p>
          </table:table-cell>
          <table:table-cell office:value-type="string">
            <text:p>Old soldier at barbershop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1">
          <table:table-cell office:value-type="string">
            <text:p>XA</text:p>
          </table:table-cell>
          <table:table-cell office:value-type="string">
            <text:p>Older child</text:p>
          </table:table-cell>
          <table:table-cell office:value-type="string">
            <text:p>Older Child, son of Thénardier, raised by Magnon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1">
          <table:table-cell office:value-type="string">
            <text:p>XB</text:p>
          </table:table-cell>
          <table:table-cell office:value-type="string">
            <text:p>Younger child</text:p>
          </table:table-cell>
          <table:table-cell office:value-type="string">
            <text:p>Younger Child, son of Thénardier, raised by Magnon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1">
          <table:table-cell office:value-type="string">
            <text:p>BL</text:p>
          </table:table-cell>
          <table:table-cell office:value-type="string">
            <text:p>Blachevelle</text:p>
          </table:table-cell>
          <table:table-cell office:value-type="string">
            <text:p>Blachevelle, Parisian student, lover of Favourite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string">
            <text:p>DA</text:p>
          </table:table-cell>
          <table:table-cell office:value-type="string">
            <text:p>Dahlia</text:p>
          </table:table-cell>
          <table:table-cell office:value-type="string">
            <text:p>Dahlia, mistress of Listolier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string">
            <text:p>DS</text:p>
          </table:table-cell>
          <table:table-cell office:value-type="string">
            <text:p>Doctor M-s-M</text:p>
          </table:table-cell>
          <table:table-cell office:value-type="string">
            <text:p>Doctor in M-sur-M hospital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string">
            <text:p>FA</text:p>
          </table:table-cell>
          <table:table-cell office:value-type="string">
            <text:p>Fameuil</text:p>
          </table:table-cell>
          <table:table-cell office:value-type="string">
            <text:p>Fameuil, Parisian student, lover of <text:s/>Zéphine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string">
            <text:p>FB</text:p>
          </table:table-cell>
          <table:table-cell office:value-type="string">
            <text:p>Barber</text:p>
          </table:table-cell>
          <table:table-cell office:value-type="string">
            <text:p>Barber to whom Fantine sells her hair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string">
            <text:p>FD</text:p>
          </table:table-cell>
          <table:table-cell office:value-type="string">
            <text:p>Furniture seller</text:p>
          </table:table-cell>
          <table:table-cell office:value-type="string">
            <text:p>Secondhand dealer who sold furniture to Fantine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string">
            <text:p>FL</text:p>
          </table:table-cell>
          <table:table-cell office:value-type="string">
            <text:p>Landlord</text:p>
          </table:table-cell>
          <table:table-cell office:value-type="string">
            <text:p>Fantine's landlord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string">
            <text:p>FN</text:p>
          </table:table-cell>
          <table:table-cell office:value-type="string">
            <text:p>Fantine</text:p>
          </table:table-cell>
          <table:table-cell office:value-type="string">
            <text:p>Fantine, mistress of Tholomyès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string">
            <text:p>FT</text:p>
          </table:table-cell>
          <table:table-cell office:value-type="string">
            <text:p>Tholomyès</text:p>
          </table:table-cell>
          <table:table-cell office:value-type="string">
            <text:p>Tholomyès, Parisian student, lover of Fantine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string">
            <text:p>FV</text:p>
          </table:table-cell>
          <table:table-cell office:value-type="string">
            <text:p>Favourite</text:p>
          </table:table-cell>
          <table:table-cell office:value-type="string">
            <text:p>Favourite, mistress of Blachevelle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2">
          <table:table-cell office:value-type="string">
            <text:p>ID</text:p>
          </table:table-cell>
          <table:table-cell table:number-columns-repeated="2" office:value-type="string">
            <text:p>Itinerant dentist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string">
            <text:p>LI</text:p>
          </table:table-cell>
          <table:table-cell office:value-type="string">
            <text:p>Listolier</text:p>
          </table:table-cell>
          <table:table-cell office:value-type="string">
            <text:p>Listolier, Parisian student, lover of Dahlia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string">
            <text:p>MT</text:p>
          </table:table-cell>
          <table:table-cell office:value-type="string">
            <text:p>Marguerite</text:p>
          </table:table-cell>
          <table:table-cell office:value-type="string">
            <text:p>Marguerite, friend of Fantine in M-sur-M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string">
            <text:p>NT</text:p>
          </table:table-cell>
          <table:table-cell office:value-type="string">
            <text:p>Thénardiers' neighbor</text:p>
          </table:table-cell>
          <table:table-cell office:value-type="string">
            <text:p>Neighbor of Thénardiers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2">
          <table:table-cell office:value-type="string">
            <text:p>SF</text:p>
          </table:table-cell>
          <table:table-cell office:value-type="string">
            <text:p>Factory supervisor</text:p>
          </table:table-cell>
          <table:table-cell office:value-type="string">
            <text:p>Supervisor in M. Madeleine's factory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string">
            <text:p>SM</text:p>
          </table:table-cell>
          <table:table-cell office:value-type="string">
            <text:p>Hospital servant</text:p>
          </table:table-cell>
          <table:table-cell office:value-type="string">
            <text:p>Servant at the hospital in M-sur-M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string">
            <text:p>SP</text:p>
          </table:table-cell>
          <table:table-cell office:value-type="string">
            <text:p>Sister Perpétue</text:p>
          </table:table-cell>
          <table:table-cell office:value-type="string">
            <text:p>Sister Perpétue, nun at infirmary in M-sur-M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string">
            <text:p>SS</text:p>
          </table:table-cell>
          <table:table-cell office:value-type="string">
            <text:p>Sister Simplice</text:p>
          </table:table-cell>
          <table:table-cell office:value-type="string">
            <text:p>Sister Simplice, nun at infirmary in M-sur-M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string">
            <text:p>WB</text:p>
          </table:table-cell>
          <table:table-cell office:value-type="string">
            <text:p>Waiter</text:p>
          </table:table-cell>
          <table:table-cell office:value-type="string">
            <text:p>Waiter at Bombarda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string">
            <text:p>ZE</text:p>
          </table:table-cell>
          <table:table-cell office:value-type="string">
            <text:p>Zephine</text:p>
          </table:table-cell>
          <table:table-cell office:value-type="string">
            <text:p>Zephine, mistress of Fameuil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2">
          <table:table-cell office:value-type="string">
            <text:p>CI</text:p>
          </table:table-cell>
          <table:table-cell office:value-type="string">
            <text:p>Cashier</text:p>
          </table:table-cell>
          <table:table-cell office:value-type="string">
            <text:p>Cashier at M.Madeleine's manufactory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2">
          <table:table-cell office:value-type="string">
            <text:p>PO</text:p>
          </table:table-cell>
          <table:table-cell office:value-type="string">
            <text:p>Portress, M-s-M</text:p>
          </table:table-cell>
          <table:table-cell office:value-type="string">
            <text:p>Portress of JV in M-sur-M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string">
            <text:p>BQ</text:p>
          </table:table-cell>
          <table:table-cell office:value-type="string">
            <text:p>Basque</text:p>
          </table:table-cell>
          <table:table-cell office:value-type="string">
            <text:p>Basque, manservant to Gillenormand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1018"/>
        </table:table-row>
        <table:table-row table:style-name="ro1">
          <table:table-cell office:value-type="string">
            <text:p>CO</text:p>
          </table:table-cell>
          <table:table-cell office:value-type="string">
            <text:p>Cosette</text:p>
          </table:table-cell>
          <table:table-cell office:value-type="string">
            <text:p>Cosette, daughter of Fantine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1018"/>
        </table:table-row>
        <table:table-row table:style-name="ro1">
          <table:table-cell office:value-type="string">
            <text:p>CX</text:p>
          </table:table-cell>
          <table:table-cell office:value-type="string">
            <text:p>Concierge, Gillenormand</text:p>
          </table:table-cell>
          <table:table-cell office:value-type="string">
            <text:p>Concierge at Gillenormand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1018"/>
        </table:table-row>
        <table:table-row table:style-name="ro1">
          <table:table-cell office:value-type="string">
            <text:p>DG</text:p>
          </table:table-cell>
          <table:table-cell office:value-type="string">
            <text:p>Doctor, Gillenormand</text:p>
          </table:table-cell>
          <table:table-cell office:value-type="string">
            <text:p>Doctor at Gillenormand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1018"/>
        </table:table-row>
        <table:table-row table:style-name="ro1">
          <table:table-cell office:value-type="string">
            <text:p>FF</text:p>
          </table:table-cell>
          <table:table-cell office:value-type="string">
            <text:p>Fauchelevent</text:p>
          </table:table-cell>
          <table:table-cell office:value-type="string">
            <text:p>Fauchelevent, failed notary turned carter in M-sur-M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1018"/>
        </table:table-row>
        <table:table-row table:style-name="ro1">
          <table:table-cell office:value-type="string">
            <text:p>GI</text:p>
          </table:table-cell>
          <table:table-cell office:value-type="string">
            <text:p>M. Gillenormand</text:p>
          </table:table-cell>
          <table:table-cell office:value-type="string">
            <text:p>M. Gillenormand, Marius's grandfather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1018"/>
        </table:table-row>
        <table:table-row table:style-name="ro1">
          <table:table-cell office:value-type="string">
            <text:p>GR</text:p>
          </table:table-cell>
          <table:table-cell office:value-type="string">
            <text:p>Gribier</text:p>
          </table:table-cell>
          <table:table-cell office:value-type="string">
            <text:p>Gribier, new gravedigger at Vaugirard cemetery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1018"/>
        </table:table-row>
        <table:table-row table:style-name="ro1">
          <table:table-cell office:value-type="string">
            <text:p>MG</text:p>
          </table:table-cell>
          <table:table-cell office:value-type="string">
            <text:p>Mlle Gillenormand</text:p>
          </table:table-cell>
          <table:table-cell office:value-type="string">
            <text:p>Mlle Gillenormand, unmarried daughter of Gillenormand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1018"/>
        </table:table-row>
        <table:table-row table:style-name="ro1">
          <table:table-cell office:value-type="string">
            <text:p>MI</text:p>
          </table:table-cell>
          <table:table-cell office:value-type="string">
            <text:p>Mother Innocent</text:p>
          </table:table-cell>
          <table:table-cell office:value-type="string">
            <text:p>Mother Innocent, prioress of Convent of Petit Picpus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1018"/>
        </table:table-row>
        <table:table-row table:style-name="ro1">
          <table:table-cell office:value-type="string">
            <text:p>MV</text:p>
          </table:table-cell>
          <table:table-cell office:value-type="string">
            <text:p>Mlle Vaubois</text:p>
          </table:table-cell>
          <table:table-cell office:value-type="string">
            <text:p>Mlle Vaubois, friend of Mlle Gillenormand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1018"/>
        </table:table-row>
        <table:table-row table:style-name="ro1">
          <table:table-cell office:value-type="string">
            <text:p>NI</text:p>
          </table:table-cell>
          <table:table-cell office:value-type="string">
            <text:p>Nicolette</text:p>
          </table:table-cell>
          <table:table-cell office:value-type="string">
            <text:p>Nicolette, maid to Gillenormand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1018"/>
        </table:table-row>
        <table:table-row table:style-name="ro1">
          <table:table-cell office:value-type="string">
            <text:p>PZ</text:p>
          </table:table-cell>
          <table:table-cell office:value-type="string">
            <text:p>Peddler</text:p>
          </table:table-cell>
          <table:table-cell office:value-type="string">
            <text:p>Peddler in Thénardier's inn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number-columns-repeated="1018"/>
        </table:table-row>
        <table:table-row table:style-name="ro1">
          <table:table-cell office:value-type="string">
            <text:p>TG</text:p>
          </table:table-cell>
          <table:table-cell office:value-type="string">
            <text:p>Théodule</text:p>
          </table:table-cell>
          <table:table-cell office:value-type="string">
            <text:p>Lieutenant Théodule Gillenormand, grandnephew of Gillenormand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1018"/>
        </table:table-row>
        <table:table-row table:style-name="ro2">
          <table:table-cell office:value-type="string">
            <text:p>MU</text:p>
          </table:table-cell>
          <table:table-cell table:number-columns-repeated="2" office:value-type="string">
            <text:p>Minister of agriculture</text:p>
          </table:table-cell>
          <table:table-cell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1018"/>
        </table:table-row>
        <table:table-row table:style-name="ro2">
          <table:table-cell office:value-type="string">
            <text:p>MW</text:p>
          </table:table-cell>
          <table:table-cell office:value-type="string">
            <text:p>Minister's wife</text:p>
          </table:table-cell>
          <table:table-cell office:value-type="string">
            <text:p>Minister of agriculture's wife</text:p>
          </table:table-cell>
          <table:table-cell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1018"/>
        </table:table-row>
      </table:table>
      <table:database-ranges>
        <table:database-range table:target-range-address="Sheet1.A1:Sheet1.F1048576">
          <table:sort>
            <table:sort-by table:field-number="5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2">10/22/2015</text:date>, <text:time>16:59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22T16:59:53</dc:date>
    <dc:creator>Sergei Kalugin</dc:creator>
    <meta:generator>OpenOffice/4.1.1$Unix OpenOffice.org_project/411m6$Build-9775</meta:generator>
    <meta:editing-duration>PT44M57S</meta:editing-duration>
    <meta:editing-cycles>4</meta:editing-cycles>
    <meta:document-statistic meta:table-count="1" meta:cell-count="1092" meta:object-count="0"/>
  </office:meta>
</office:document-meta>
</file>